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41b13" officeooo:paragraph-rsid="00041b13"/>
    </style:style>
    <style:style style:name="P2" style:family="paragraph" style:parent-style-name="Standard">
      <style:paragraph-properties fo:text-align="justify" style:justify-single-word="false"/>
      <style:text-properties officeooo:rsid="00041b13" officeooo:paragraph-rsid="00071810"/>
    </style:style>
    <style:style style:name="P3" style:family="paragraph" style:parent-style-name="Standard">
      <style:paragraph-properties fo:text-align="justify" style:justify-single-word="false"/>
      <style:text-properties officeooo:rsid="00083f8a" officeooo:paragraph-rsid="00083f8a"/>
    </style:style>
    <style:style style:name="P4" style:family="paragraph" style:parent-style-name="Standard">
      <style:paragraph-properties fo:text-align="justify" style:justify-single-word="false"/>
      <style:text-properties officeooo:rsid="0009fad5" officeooo:paragraph-rsid="0009fad5"/>
    </style:style>
    <style:style style:name="P5" style:family="paragraph" style:parent-style-name="Standard">
      <style:paragraph-properties fo:text-align="justify" style:justify-single-word="false"/>
      <style:text-properties officeooo:rsid="00071810" officeooo:paragraph-rsid="00071810"/>
    </style:style>
    <style:style style:name="P6" style:family="paragraph" style:parent-style-name="Standard">
      <style:paragraph-properties fo:text-align="justify" style:justify-single-word="false"/>
      <style:text-properties fo:font-style="normal" officeooo:rsid="00099271" officeooo:paragraph-rsid="00083f8a" style:font-style-asian="normal" style:font-style-complex="normal"/>
    </style:style>
    <style:style style:name="P7" style:family="paragraph" style:parent-style-name="Standard">
      <style:paragraph-properties fo:text-align="justify" style:justify-single-word="false"/>
      <style:text-properties fo:font-style="normal" officeooo:rsid="0009fad5" officeooo:paragraph-rsid="00083f8a" style:font-style-asian="normal" style:font-style-complex="normal"/>
    </style:style>
    <style:style style:name="P8" style:family="paragraph" style:parent-style-name="Standard">
      <style:paragraph-properties fo:text-align="justify" style:justify-single-word="false"/>
      <style:text-properties fo:font-style="normal" officeooo:rsid="0009fad5" officeooo:paragraph-rsid="0009fad5" style:font-style-asian="normal" style:font-style-complex="normal"/>
    </style:style>
    <style:style style:name="P9" style:family="paragraph" style:parent-style-name="Standard">
      <style:paragraph-properties fo:text-align="justify" style:justify-single-word="false"/>
      <style:text-properties fo:font-style="normal" officeooo:rsid="000b1b99" officeooo:paragraph-rsid="000b1b99" style:font-style-asian="normal" style:font-style-complex="normal"/>
    </style:style>
    <style:style style:name="P10" style:family="paragraph" style:parent-style-name="Standard">
      <style:paragraph-properties fo:text-align="justify" style:justify-single-word="false"/>
      <style:text-properties fo:font-style="normal" officeooo:rsid="0014634b" officeooo:paragraph-rsid="0014634b" style:font-style-asian="normal" style:font-style-complex="normal"/>
    </style:style>
    <style:style style:name="P11" style:family="paragraph" style:parent-style-name="Standard">
      <style:paragraph-properties fo:text-align="justify" style:justify-single-word="false"/>
      <style:text-properties fo:font-style="normal" officeooo:rsid="00153cc4" officeooo:paragraph-rsid="00153cc4" style:font-style-asian="normal" style:font-style-complex="normal"/>
    </style:style>
    <style:style style:name="P12" style:family="paragraph" style:parent-style-name="Standard">
      <style:paragraph-properties fo:text-align="justify" style:justify-single-word="false"/>
      <style:text-properties fo:font-style="normal" officeooo:rsid="00158cc9" officeooo:paragraph-rsid="00158cc9" style:font-style-asian="normal" style:font-style-complex="normal"/>
    </style:style>
    <style:style style:name="P13" style:family="paragraph" style:parent-style-name="Standard">
      <style:paragraph-properties fo:text-align="justify" style:justify-single-word="false"/>
      <style:text-properties officeooo:rsid="000b1b99" officeooo:paragraph-rsid="000b1b99"/>
    </style:style>
    <style:style style:name="P14" style:family="paragraph" style:parent-style-name="Standard">
      <style:paragraph-properties fo:text-align="justify" style:justify-single-word="false"/>
      <style:text-properties officeooo:rsid="000cfd16" officeooo:paragraph-rsid="000cfd16"/>
    </style:style>
    <style:style style:name="P15" style:family="paragraph" style:parent-style-name="Standard">
      <style:paragraph-properties fo:text-align="justify" style:justify-single-word="false"/>
      <style:text-properties officeooo:rsid="000dc0e7" officeooo:paragraph-rsid="000edbd7"/>
    </style:style>
    <style:style style:name="P16" style:family="paragraph" style:parent-style-name="Standard">
      <style:paragraph-properties fo:text-align="justify" style:justify-single-word="false"/>
      <style:text-properties officeooo:rsid="000ffc87" officeooo:paragraph-rsid="000ffc87"/>
    </style:style>
    <style:style style:name="P17" style:family="paragraph" style:parent-style-name="Standard">
      <style:paragraph-properties fo:text-align="justify" style:justify-single-word="false"/>
      <style:text-properties officeooo:rsid="0011afd4" officeooo:paragraph-rsid="0011afd4"/>
    </style:style>
    <style:style style:name="P18" style:family="paragraph" style:parent-style-name="Standard">
      <style:paragraph-properties fo:text-align="justify" style:justify-single-word="false"/>
      <style:text-properties officeooo:rsid="00132a40" officeooo:paragraph-rsid="00132a40"/>
    </style:style>
    <style:style style:name="P19" style:family="paragraph" style:parent-style-name="Standard">
      <style:paragraph-properties fo:text-align="justify" style:justify-single-word="false"/>
      <style:text-properties fo:font-style="normal" officeooo:rsid="000cfd16" officeooo:paragraph-rsid="000b1b99" style:font-style-asian="normal" style:font-style-complex="normal"/>
    </style:style>
    <style:style style:name="P20" style:family="paragraph" style:parent-style-name="Standard">
      <style:paragraph-properties fo:text-align="justify" style:justify-single-word="false"/>
      <style:text-properties fo:font-style="normal" officeooo:rsid="000dc0e7" officeooo:paragraph-rsid="000dc0e7" style:font-style-asian="normal" style:font-style-complex="normal"/>
    </style:style>
    <style:style style:name="P21" style:family="paragraph" style:parent-style-name="Standard">
      <style:paragraph-properties fo:text-align="justify" style:justify-single-word="false"/>
      <style:text-properties fo:font-style="normal" officeooo:rsid="000dc0e7" officeooo:paragraph-rsid="000edbd7" style:font-style-asian="normal" style:font-style-complex="normal"/>
    </style:style>
    <style:style style:name="P22" style:family="paragraph" style:parent-style-name="Standard">
      <style:paragraph-properties fo:text-align="justify" style:justify-single-word="false"/>
      <style:text-properties fo:font-style="normal" officeooo:rsid="000ffc87" officeooo:paragraph-rsid="000ffc87" style:font-style-asian="normal" style:font-style-complex="normal"/>
    </style:style>
    <style:style style:name="P23" style:family="paragraph" style:parent-style-name="Standard">
      <style:paragraph-properties fo:text-align="justify" style:justify-single-word="false"/>
      <style:text-properties fo:font-style="normal" officeooo:rsid="0011afd4" officeooo:paragraph-rsid="000ffc87" style:font-style-asian="normal" style:font-style-complex="normal"/>
    </style:style>
    <style:style style:name="P24" style:family="paragraph" style:parent-style-name="Standard">
      <style:paragraph-properties fo:text-align="justify" style:justify-single-word="false"/>
      <style:text-properties fo:font-style="normal" officeooo:rsid="0011afd4" officeooo:paragraph-rsid="0011afd4" style:font-style-asian="normal" style:font-style-complex="normal"/>
    </style:style>
    <style:style style:name="P25" style:family="paragraph" style:parent-style-name="Standard">
      <style:paragraph-properties fo:text-align="justify" style:justify-single-word="false"/>
      <style:text-properties fo:font-style="normal" officeooo:rsid="00132a40" officeooo:paragraph-rsid="0011afd4" style:font-style-asian="normal" style:font-style-complex="normal"/>
    </style:style>
    <style:style style:name="P26" style:family="paragraph" style:parent-style-name="Standard">
      <style:paragraph-properties fo:text-align="justify" style:justify-single-word="false"/>
      <style:text-properties fo:font-style="normal" officeooo:rsid="00132a40" officeooo:paragraph-rsid="00132a40" style:font-style-asian="normal" style:font-style-complex="normal"/>
    </style:style>
    <style:style style:name="P27" style:family="paragraph" style:parent-style-name="Standard">
      <style:paragraph-properties fo:text-align="justify" style:justify-single-word="false"/>
      <style:text-properties fo:font-style="normal" officeooo:rsid="0014634b" officeooo:paragraph-rsid="00132a40" style:font-style-asian="normal" style:font-style-complex="normal"/>
    </style:style>
    <style:style style:name="P28" style:family="paragraph" style:parent-style-name="Standard">
      <style:paragraph-properties fo:text-align="justify" style:justify-single-word="false"/>
      <style:text-properties fo:font-style="italic" officeooo:rsid="0014634b" officeooo:paragraph-rsid="00132a40" style:font-style-asian="italic" style:font-style-complex="italic"/>
    </style:style>
    <style:style style:name="T1" style:family="text">
      <style:text-properties officeooo:rsid="0005456f"/>
    </style:style>
    <style:style style:name="T2" style:family="text">
      <style:text-properties officeooo:rsid="00084602"/>
    </style:style>
    <style:style style:name="T3" style:family="text">
      <style:text-properties fo:font-style="italic" style:font-style-asian="italic" style:font-style-complex="italic"/>
    </style:style>
    <style:style style:name="T4" style:family="text">
      <style:text-properties fo:font-style="italic" officeooo:rsid="00099271" style:font-style-asian="italic" style:font-style-complex="italic"/>
    </style:style>
    <style:style style:name="T5" style:family="text">
      <style:text-properties fo:font-style="italic" officeooo:rsid="000cfd16" style:font-style-asian="italic" style:font-style-complex="italic"/>
    </style:style>
    <style:style style:name="T6" style:family="text">
      <style:text-properties fo:font-style="italic" officeooo:rsid="0011afd4" style:font-style-asian="italic" style:font-style-complex="italic"/>
    </style:style>
    <style:style style:name="T7" style:family="text">
      <style:text-properties fo:font-style="italic" officeooo:rsid="0014634b" style:font-style-asian="italic" style:font-style-complex="italic"/>
    </style:style>
    <style:style style:name="T8" style:family="text">
      <style:text-properties fo:font-style="italic" officeooo:rsid="00158cc9"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99271" style:font-style-asian="normal" style:font-style-complex="normal"/>
    </style:style>
    <style:style style:name="T11" style:family="text">
      <style:text-properties fo:font-style="normal" officeooo:rsid="0009fad5" style:font-style-asian="normal" style:font-style-complex="normal"/>
    </style:style>
    <style:style style:name="T12" style:family="text">
      <style:text-properties fo:font-style="normal" officeooo:rsid="000b1b99" style:font-style-asian="normal" style:font-style-complex="normal"/>
    </style:style>
    <style:style style:name="T13" style:family="text">
      <style:text-properties fo:font-style="normal" officeooo:rsid="000cfd16" style:font-style-asian="normal" style:font-style-complex="normal"/>
    </style:style>
    <style:style style:name="T14" style:family="text">
      <style:text-properties fo:font-style="normal" officeooo:rsid="000dc0e7" style:font-style-asian="normal" style:font-style-complex="normal"/>
    </style:style>
    <style:style style:name="T15" style:family="text">
      <style:text-properties fo:font-style="normal" officeooo:rsid="000edbd7" style:font-style-asian="normal" style:font-style-complex="normal"/>
    </style:style>
    <style:style style:name="T16" style:family="text">
      <style:text-properties fo:font-style="normal" officeooo:rsid="000ffc87" style:font-style-asian="normal" style:font-style-complex="normal"/>
    </style:style>
    <style:style style:name="T17" style:family="text">
      <style:text-properties fo:font-style="normal" officeooo:rsid="00132a40" style:font-style-asian="normal" style:font-style-complex="normal"/>
    </style:style>
    <style:style style:name="T18" style:family="text">
      <style:text-properties fo:font-style="normal" officeooo:rsid="0014634b" style:font-style-asian="normal" style:font-style-complex="normal"/>
    </style:style>
    <style:style style:name="T19" style:family="text">
      <style:text-properties fo:font-style="normal" officeooo:rsid="0015d3b1" style:font-style-asian="normal" style:font-style-complex="normal"/>
    </style:style>
    <style:style style:name="T20" style:family="text">
      <style:text-properties officeooo:rsid="000b1b99"/>
    </style:style>
    <style:style style:name="T21" style:family="text">
      <style:text-properties officeooo:rsid="00151de1"/>
    </style:style>
    <style:style style:name="T22" style:family="text">
      <style:text-properties officeooo:rsid="00153cc4"/>
    </style:style>
    <style:style style:name="T23" style:family="text">
      <style:text-properties officeooo:rsid="0015d3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couloir du palais de Beham, chichement décoré au regard du faste mobilier habillant le reste de l’édifice. Le joueur patiente, debout, derrière une porte gardée par un majordome en livrée qui le toise avec l’air arrogant arboré parfois par les domestiques <text:span text:style-name="T20">s’imaginant</text:span> que le prestige de leur maître rejaillit sur eux. Un son de clochette <text:span text:style-name="T23">retentit</text:span> et le majordome, avec mauvaise <text:span text:style-name="T20">grâce </text:span>fait entrer le joueur avant de refermer la porte derrière lui.</text:p>
      <text:p text:style-name="P1"/>
      <text:p text:style-name="P2">À l’intérieur, deux <text:span text:style-name="T1">hommes</text:span> observent son entrée. <text:span text:style-name="T1">Le joueur connaît très bien l’un d’entre eux, le comte d’Evrith, pour qui il travaille depuis l’âge de quinze ans. C’est un homme de haute stature, aux traits disgracieux et à la barbe fournie. Bon meneur d’homme et gestionnaire avisé, son intelligence lui vaut la confiance du roi, auprès duquel il est régulièrement appelé. L’autre, assis de manière assez raide dans son fauteuil, le joueur ne le connaît que de nom. Garan. L’âme damnée du roi. L’exécutant de toutes les basses œuvres de la maison Naresse. Du moins, c’est ce que laissent supposer les rumeurs. Et le joueur doit bien avouer qu’être convoqué dans son cabinet est source d’autant de peur que d’excitation. S’il ne devait retenir qu’une chose de sa physionomie, ce serait ses yeux : deux minuscules billes d’un noir d’encre présentement rivées sur lui, le jaugeant.</text:span></text:p>
      <text:p text:style-name="P2"/>
      <text:p text:style-name="P5">Cet examen ne dure que quelques secondes. Garan reporte alors son attention sur des documents étalés sur son bureau. (ici, le joueur décide du nom de son personnage, Willhem étant le choix par défaut).</text:p>
      <text:p text:style-name="P2"/>
      <text:p text:style-name="P5"><text:s/>_Monsieur Willhem de...nulle part. C’est bien cela ?</text:p>
      <text:p text:style-name="P2"/>
      <text:p text:style-name="P3">Le joueur jette un coup d’œil au comte, dont le visage demeure impassible, avant de répondre.</text:p>
      <text:p text:style-name="P3"/>
      <text:p text:style-name="P3">_En effet, monsieur.</text:p>
      <text:p text:style-name="P3"/>
      <text:p text:style-name="P3">_<text:span text:style-name="T2">Bien, je n’irai pas par quatre chemins. Amil ici présent m’assure que vous avez la cervelle bien faite, vous devez donc déjà vous douter que je souhaite vous confier une mission. Pourquoi vous ? Parce que vous êtes l’outil le mieux rôdé à l’environnement dans lequel je vais vous envoyer. La mangrove de Rivine.</text:span></text:p>
      <text:p text:style-name="P3"/>
      <text:p text:style-name="P3">_<text:span text:style-name="T4">C’est donc pour cela qu’il m’a rappelé...autant pour mon espoir de promotion. Et je retourne dans cette maudite jungle.</text:span></text:p>
      <text:p text:style-name="P6"/>
      <text:p text:style-name="P6">1 =&gt; Je vois...en quoi consiste cette mission ?</text:p>
      <text:p text:style-name="P3"><text:span text:style-name="T10">2=&gt; Je doute que qui que se soit puisse être...rôdé à cet endroit. Et que souhaitez-vous m</text:span><text:span text:style-name="T12">e </text:span><text:span text:style-name="T10">voir accomplir exactement ?</text:span></text:p>
      <text:p text:style-name="P6"/>
      <text:p text:style-name="P3"><text:span text:style-name="T10">_Nous avons des tractations en cours avec les Eyl’bareils. </text:span><text:span text:style-name="T11">Le résultat d’un très long processus de sape pour faire entendre raison à ces furies et qui porte enfin ses fruits. </text:span></text:p>
      <text:p text:style-name="P7"/>
      <text:p text:style-name="P8">Garan observe une pause et vous dévisage, l’expression indéchiffrable.</text:p>
      <text:p text:style-name="P8"/>
      <text:p text:style-name="P4"><text:span text:style-name="T9">_</text:span><text:span text:style-name="T3">Je comprends enfin d’où venaient les caravanes porteuses du sceau royal. Attend-il que j’en fasse mention ?</text:span></text:p>
      <text:p text:style-name="P8"><text:tab/></text:p>
      <text:p text:style-name="P8">1 =&gt; (Ne rien dire)</text:p>
      <text:p text:style-name="P4"><text:span text:style-name="T9">2 =&gt; Je présume que l’on parle des caravanes </text:span><text:span text:style-name="T12">traversant la frontière et </text:span><text:span text:style-name="T9">dont il </text:span><text:span text:style-name="T13">nous </text:span><text:span text:style-name="T9">était défendu d’examiner le contenu.</text:span></text:p>
      <text:p text:style-name="P8"/>
      <text:p text:style-name="P9">_(2) Précisément monsieur Willhem. Que pensez-vous qu’elles contenaient ?</text:p>
      <text:p text:style-name="P9"/>
      <text:p text:style-name="P13"><text:soft-page-break/><text:span text:style-name="T9">_</text:span><text:span text:style-name="T5">Quel test suis-je en train de passer ? Et plus important encore, à quel point ai-je envie de le réussir ?</text:span></text:p>
      <text:p text:style-name="P19"/>
      <text:p text:style-name="P14"><text:span text:style-name="T9">A =&gt; Je l’ignore monsieur. Je ne suis pas </text:span><text:span text:style-name="T14">suffisamment</text:span><text:span text:style-name="T9"> familier avec </text:span><text:span text:style-name="T14">les Eyl’bareils pour supposer ce que nous pourrions bien leur acheter.</text:span></text:p>
      <text:p text:style-name="P20">B =&gt; Au poste frontière, la théorie la plus répandue était que nous avions trouvé un moyen d’acquérir des artefacts elfiques. Mais, si ça vient des Eyl’bareils, et que ça doit rester confidentiel, alors il s’agit probablement d’armes.</text:p>
      <text:p text:style-name="P20"/>
      <text:p text:style-name="P21">_(B) Votre imagination va dans le bon sens. (Garan esquisse ce qui ressemble à un sourire). </text:p>
      <text:p text:style-name="P15"><text:span text:style-name="T15">(12AB) Nous leur achetons du fer, extrait des Séditieux (*les montagnes bordant Naresse, Rivine et le désert de Eyl). Moins que nous le souhaiterions. </text:span><text:span text:style-name="T16">Ces harpies sont têtues. (Garan laisse échapper un soupir de frustration avant de reprendre). Vous aurez l’occasion de vous en apercevoir. </text:span></text:p>
      <text:p text:style-name="P22">J’en viens au cœur du problème, les cargaisons ne nous parviennent plus. Elles s’arrêtent à l’intérieur de la mangrove et on ne les revoit <text:span text:style-name="T23">jamais</text:span>. <text:span text:style-name="T23">N</text:span>ous voulons comprendre pourquoi.</text:p>
      <text:p text:style-name="P22"/>
      <text:p text:style-name="P16"><text:span text:style-name="T9">_</text:span><text:span text:style-name="T6">Il plaisante...n’est-ce pas ?</text:span></text:p>
      <text:p text:style-name="P23"/>
      <text:p text:style-name="P24">1 =&gt; Qu’en dise les Eyl’bareils ? Après tout, elles sont également concernées.</text:p>
      <text:p text:style-name="P24">2 =&gt; En résumé, vous voulez que je fouille la mangrove pour y trouver ce qui engloutit des caravanes entières… ?</text:p>
      <text:p text:style-name="P24"/>
      <text:p text:style-name="P24">_(2) (L’expression de Garan se fait plus froide). Attention à votre ton monsieur Willhem. Je ne prétends pas que cette mission sera une partie de plaisir. Accomplissez-là et vous n’aurez pas affaire à un ingrat.</text:p>
      <text:p text:style-name="P24"/>
      <text:p text:style-name="P24">_Pourquoi ne pas vous adresser directement aux Eyl’bareils, elles sont aussi perdantes que nous dans cette histoire ?</text:p>
      <text:p text:style-name="P24"/>
      <text:p text:style-name="P24">Le comte d’Evrith intervient alors pour la première fois.</text:p>
      <text:p text:style-name="P24"/>
      <text:p text:style-name="P17"><text:span text:style-name="T9">_(12) Vous connaissez bien mal ces démones des sables, Willhem. I</text:span><text:span text:style-name="T17">l a fallu déployer des trésors de diplomatie pour les convaincre de traiter avec nous, et encore davantage pour leur faire accepter notre monnaie. Elles estiment ne pas avoir besoin de nous malgré toutes nos tentatives pour les persuader du contraire. Et dans les faits, elles ont raison.</text:span></text:p>
      <text:p text:style-name="P25"/>
      <text:p text:style-name="P25">_Ne peut-on pas suivre un autre itinéraire ?</text:p>
      <text:p text:style-name="P25"/>
      <text:p text:style-name="P26">Garan répond avec une réprobation dans la voix.</text:p>
      <text:p text:style-name="P26"/>
      <text:p text:style-name="P18"><text:span text:style-name="T9">_Croyez-vous que nous n’y avons pas songé ? Nous leur avons offert un pont d’or pour qu’elles s’occupent elles-mêmes du transport à travers le désert. Sans succès. Elles invoquent je ne sais quelle fadaise culturelle. </text:span><text:span text:style-name="T18">Quand à la mer, trop de risque</text:span><text:span text:style-name="T19">s</text:span><text:span text:style-name="T18">. Rivine est bien trop proche de Khottia, un tel trafic finirait immanquablement par remonter aux oreilles des mauvaises personnes. Je suppose que vous comprenez ?</text:span></text:p>
      <text:p text:style-name="P27"/>
      <text:p text:style-name="P18"><text:span text:style-name="T18">_</text:span><text:span text:style-name="T7">Alors c’est vrai. Naresse affûte ses griffes. Et c’est pour les retrouver que l’on m’envoie risquer ma peau.</text:span></text:p>
      <text:p text:style-name="P28"/>
      <text:p text:style-name="P10">Nous parlons d’une guerre ?</text:p>
      <text:p text:style-name="P10"/>
      <text:p text:style-name="P10"><text:soft-page-break/>_Pour le moment ? <text:span text:style-name="T21">Non.</text:span> Tout au plus d’une éventualité. <text:span text:style-name="T21">Le vieux Gregor Khottia s’agite, c’est un fait. Le mariage de son rejeton avec l’héritière d’Espérance ne laisse aucun doute sur son regain d’ambition. Nos alliés Gelhmiens commencent à s’inquiéter. Et son Altesse également. D’où l’importance de votre mission. Vous partez pour Ellime, un bateau vous y attendra. De là, vous rejoindrez Meilam par la mer. Notre ambassadeur sur place est prévenu et il fera ce qui est nécessaire pour vous faciliter la tâche.</text:span></text:p>
      <text:p text:style-name="P10"/>
      <text:p text:style-name="P10">_<text:span text:style-name="T22">Ne prenez pas plus de risque qu’il n’est nécessaire, Willhem. Nous ne serons pas plus avancés si vous n’êtes pas en mesure de nous transmettre ce que vous avez découvert.</text:span></text:p>
      <text:p text:style-name="P10"/>
      <text:p text:style-name="P11">Les deux hommes dévisagent le jeune soldat, s’attendant visiblement à ce qu’il parle.</text:p>
      <text:p text:style-name="P11"/>
      <text:p text:style-name="P11">_<text:span text:style-name="T8">J’aurais aimé avoir le choix...mais ce n’est probablement pas ce qu’ils veulent entendre.</text:span></text:p>
      <text:p text:style-name="P11"/>
      <text:p text:style-name="P12">Quand dois-je part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0:44:31.910000000</meta:creation-date>
    <dc:date>2019-04-01T14:06:25.843000000</dc:date>
    <meta:editing-duration>PT45M20S</meta:editing-duration>
    <meta:editing-cycles>3</meta:editing-cycles>
    <meta:generator>LibreOffice/5.3.6.1$Windows_x86 LibreOffice_project/686f202eff87ef707079aeb7f485847613344eb7</meta:generator>
    <meta:document-statistic meta:table-count="0" meta:image-count="0" meta:object-count="0" meta:page-count="3" meta:paragraph-count="40" meta:word-count="1055" meta:character-count="6379" meta:non-whitespace-character-count="5358"/>
  </office:meta>
</office:document-meta>
</file>